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1 </text:p>
              <text:p text:style-name="Table_20_Contents">P1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2 </text:p>
              <text:p text:style-name="Table_20_Contents">P2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3 </text:p>
              <text:p text:style-name="Table_20_Contents">P3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4 </text:p>
              <text:p text:style-name="Table_20_Contents">P4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5 </text:p>
              <text:p text:style-name="Table_20_Contents">P5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6 </text:p>
              <text:p text:style-name="Table_20_Contents">P6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7 </text:p>
              <text:p text:style-name="Table_20_Contents">P7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style-name="Tableau1.A1">
              <text:p text:style-name="Table_20_Contents">P8 </text:p>
              <text:p text:style-name="Table_20_Contents">P8 address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4:21:19</dc:date>
    <dc:language>fr-BE</dc:language>
    <meta:editing-cycles>8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